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3628</text:p>
          </table:table-cell>
          <table:table-cell office:value-type="string" calcext:value-type="string">
            <text:p>2025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58392" calcext:value-type="float">
            <text:p>26.75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628</text:p>
          </table:table-cell>
          <table:table-cell office:value-type="string" calcext:value-type="string">
            <text:p>2025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12672" calcext:value-type="float">
            <text:p>26.71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628</text:p>
          </table:table-cell>
          <table:table-cell office:value-type="string" calcext:value-type="string">
            <text:p>2025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94384" calcext:value-type="float">
            <text:p>26.69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628</text:p>
          </table:table-cell>
          <table:table-cell office:value-type="string" calcext:value-type="string">
            <text:p>2025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2428" calcext:value-type="float">
            <text:p>26.62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628</text:p>
          </table:table-cell>
          <table:table-cell office:value-type="string" calcext:value-type="string">
            <text:p>2024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21232" calcext:value-type="float">
            <text:p>26.62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628</text:p>
          </table:table-cell>
          <table:table-cell office:value-type="string" calcext:value-type="string">
            <text:p>2023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90784" calcext:value-type="float">
            <text:p>74.09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628</text:p>
          </table:table-cell>
          <table:table-cell office:value-type="string" calcext:value-type="string">
            <text:p>2023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63352" calcext:value-type="float">
            <text:p>74.06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628</text:p>
          </table:table-cell>
          <table:table-cell office:value-type="string" calcext:value-type="string">
            <text:p>2023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24896" calcext:value-type="float">
            <text:p>74.22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628</text:p>
          </table:table-cell>
          <table:table-cell office:value-type="string" calcext:value-type="string">
            <text:p>2023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15168" calcext:value-type="float">
            <text:p>74.11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628</text:p>
          </table:table-cell>
          <table:table-cell office:value-type="string" calcext:value-type="string">
            <text:p>2023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87736" calcext:value-type="float">
            <text:p>74.08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628</text:p>
          </table:table-cell>
          <table:table-cell office:value-type="string" calcext:value-type="string">
            <text:p>2023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45648" calcext:value-type="float">
            <text:p>74.14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628</text:p>
          </table:table-cell>
          <table:table-cell office:value-type="string" calcext:value-type="string">
            <text:p>2023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15752" calcext:value-type="float">
            <text:p>74.21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628</text:p>
          </table:table-cell>
          <table:table-cell office:value-type="string" calcext:value-type="string">
            <text:p>2023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24896" calcext:value-type="float">
            <text:p>74.22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628</text:p>
          </table:table-cell>
          <table:table-cell office:value-type="string" calcext:value-type="string">
            <text:p>2023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70616" calcext:value-type="float">
            <text:p>74.27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628</text:p>
          </table:table-cell>
          <table:table-cell office:value-type="string" calcext:value-type="string">
            <text:p>202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98048" calcext:value-type="float">
            <text:p>74.29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628</text:p>
          </table:table-cell>
          <table:table-cell office:value-type="string" calcext:value-type="string">
            <text:p>2023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94288" calcext:value-type="float">
            <text:p>74.69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628</text:p>
          </table:table-cell>
          <table:table-cell office:value-type="string" calcext:value-type="string">
            <text:p>202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30864" calcext:value-type="float">
            <text:p>74.73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628</text:p>
          </table:table-cell>
          <table:table-cell office:value-type="string" calcext:value-type="string">
            <text:p>2023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05768" calcext:value-type="float">
            <text:p>75.10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628</text:p>
          </table:table-cell>
          <table:table-cell office:value-type="string" calcext:value-type="string">
            <text:p>2023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27688" calcext:value-type="float">
            <text:p>75.22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628</text:p>
          </table:table-cell>
          <table:table-cell office:value-type="string" calcext:value-type="string">
            <text:p>2023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67312" calcext:value-type="float">
            <text:p>75.26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628</text:p>
          </table:table-cell>
          <table:table-cell office:value-type="string" calcext:value-type="string">
            <text:p>2023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52656" calcext:value-type="float">
            <text:p>75.35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628</text:p>
          </table:table-cell>
          <table:table-cell office:value-type="string" calcext:value-type="string">
            <text:p>202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7704" calcext:value-type="float">
            <text:p>75.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628</text:p>
          </table:table-cell>
          <table:table-cell office:value-type="string" calcext:value-type="string">
            <text:p>202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22048" calcext:value-type="float">
            <text:p>75.82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628</text:p>
          </table:table-cell>
          <table:table-cell office:value-type="string" calcext:value-type="string">
            <text:p>2023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26664" calcext:value-type="float">
            <text:p>79.2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628</text:p>
          </table:table-cell>
          <table:table-cell office:value-type="string" calcext:value-type="string">
            <text:p>2023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50464" calcext:value-type="float">
            <text:p>79.1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628</text:p>
          </table:table-cell>
          <table:table-cell office:value-type="string" calcext:value-type="string">
            <text:p>2023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8036" calcext:value-type="float">
            <text:p>79.0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628</text:p>
          </table:table-cell>
          <table:table-cell office:value-type="string" calcext:value-type="string">
            <text:p>2023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29128" calcext:value-type="float">
            <text:p>79.1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628</text:p>
          </table:table-cell>
          <table:table-cell office:value-type="string" calcext:value-type="string">
            <text:p>202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91968" calcext:value-type="float">
            <text:p>78.9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628</text:p>
          </table:table-cell>
          <table:table-cell office:value-type="string" calcext:value-type="string">
            <text:p>2023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76144" calcext:value-type="float">
            <text:p>78.8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628</text:p>
          </table:table-cell>
          <table:table-cell office:value-type="string" calcext:value-type="string">
            <text:p>2023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24912" calcext:value-type="float">
            <text:p>78.9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628</text:p>
          </table:table-cell>
          <table:table-cell office:value-type="string" calcext:value-type="string">
            <text:p>2023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2796" calcext:value-type="float">
            <text:p>78.9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628</text:p>
          </table:table-cell>
          <table:table-cell office:value-type="string" calcext:value-type="string">
            <text:p>2023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42616" calcext:value-type="float">
            <text:p>78.8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628</text:p>
          </table:table-cell>
          <table:table-cell office:value-type="string" calcext:value-type="string">
            <text:p>2023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35936" calcext:value-type="float">
            <text:p>78.7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628</text:p>
          </table:table-cell>
          <table:table-cell office:value-type="string" calcext:value-type="string">
            <text:p>202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93264" calcext:value-type="float">
            <text:p>78.6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628</text:p>
          </table:table-cell>
          <table:table-cell office:value-type="string" calcext:value-type="string">
            <text:p>2023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17064" calcext:value-type="float">
            <text:p>78.6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628</text:p>
          </table:table-cell>
          <table:table-cell office:value-type="string" calcext:value-type="string">
            <text:p>2023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79904" calcext:value-type="float">
            <text:p>78.4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628</text:p>
          </table:table-cell>
          <table:table-cell office:value-type="string" calcext:value-type="string">
            <text:p>2023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24456" calcext:value-type="float">
            <text:p>78.3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628</text:p>
          </table:table-cell>
          <table:table-cell office:value-type="string" calcext:value-type="string">
            <text:p>2023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23288" calcext:value-type="float">
            <text:p>78.1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628</text:p>
          </table:table-cell>
          <table:table-cell office:value-type="string" calcext:value-type="string">
            <text:p>202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57528" calcext:value-type="float">
            <text:p>77.7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628</text:p>
          </table:table-cell>
          <table:table-cell office:value-type="string" calcext:value-type="string">
            <text:p>2023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48512" calcext:value-type="float">
            <text:p>77.2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628</text:p>
          </table:table-cell>
          <table:table-cell office:value-type="string" calcext:value-type="string">
            <text:p>2023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84048" calcext:value-type="float">
            <text:p>76.5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628</text:p>
          </table:table-cell>
          <table:table-cell office:value-type="string" calcext:value-type="string">
            <text:p>2023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26664" calcext:value-type="float">
            <text:p>79.2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628</text:p>
          </table:table-cell>
          <table:table-cell office:value-type="string" calcext:value-type="string">
            <text:p>2023-01-18 10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8624" calcext:value-type="float">
            <text:p>72.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628</text:p>
          </table:table-cell>
          <table:table-cell office:value-type="string" calcext:value-type="string">
            <text:p>2022-01-25 10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1088" calcext:value-type="float">
            <text:p>71.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628</text:p>
          </table:table-cell>
          <table:table-cell office:value-type="string" calcext:value-type="string">
            <text:p>2021-03-22 14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28" calcext:value-type="float">
            <text:p>71.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628</text:p>
          </table:table-cell>
          <table:table-cell office:value-type="string" calcext:value-type="string">
            <text:p>2020-01-07 0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7456" calcext:value-type="float">
            <text:p>70.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628</text:p>
          </table:table-cell>
          <table:table-cell office:value-type="string" calcext:value-type="string">
            <text:p>2019-01-09 14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95896" calcext:value-type="float">
            <text:p>70.79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628</text:p>
          </table:table-cell>
          <table:table-cell office:value-type="string" calcext:value-type="string">
            <text:p>2018-01-09 16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79616" calcext:value-type="float">
            <text:p>70.07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628</text:p>
          </table:table-cell>
          <table:table-cell office:value-type="string" calcext:value-type="string">
            <text:p>2017-01-11 14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55944" calcext:value-type="float">
            <text:p>69.65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628</text:p>
          </table:table-cell>
          <table:table-cell office:value-type="string" calcext:value-type="string">
            <text:p>2016-01-05 18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05424" calcext:value-type="float">
            <text:p>69.30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628</text:p>
          </table:table-cell>
          <table:table-cell office:value-type="string" calcext:value-type="string">
            <text:p>2015-01-07 16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83504" calcext:value-type="float">
            <text:p>69.18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628</text:p>
          </table:table-cell>
          <table:table-cell office:value-type="string" calcext:value-type="string">
            <text:p>2014-01-08 15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80712" calcext:value-type="float">
            <text:p>68.18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628</text:p>
          </table:table-cell>
          <table:table-cell office:value-type="string" calcext:value-type="string">
            <text:p>2013-01-08 11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76624" calcext:value-type="float">
            <text:p>67.47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628</text:p>
          </table:table-cell>
          <table:table-cell office:value-type="string" calcext:value-type="string">
            <text:p>2012-01-10 16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5976" calcext:value-type="float">
            <text:p>66.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628</text:p>
          </table:table-cell>
          <table:table-cell office:value-type="string" calcext:value-type="string">
            <text:p>2011-0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77592" calcext:value-type="float">
            <text:p>66.07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628</text:p>
          </table:table-cell>
          <table:table-cell office:value-type="string" calcext:value-type="string">
            <text:p>2010-0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63648" calcext:value-type="float">
            <text:p>65.76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628</text:p>
          </table:table-cell>
          <table:table-cell office:value-type="string" calcext:value-type="string">
            <text:p>2009-0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04568" calcext:value-type="float">
            <text:p>65.50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628</text:p>
          </table:table-cell>
          <table:table-cell office:value-type="string" calcext:value-type="string">
            <text:p>2008-0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41856" calcext:value-type="float">
            <text:p>65.14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90" meta:object-count="0"/>
    <meta:user-defined meta:name="AppVersion">3.0</meta:user-defined>
  </office:meta>
</office:document-meta>
</file>